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4D41151CFB1F406D6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IZ UDP明朝 Medium" svg:font-family="'BIZ UDP明朝 Medium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游明朝 Demibold" svg:font-family="'游明朝 Demibold'" style:font-family-generic="roman" style:font-pitch="variable"/>
    <style:font-face style:name="游明朝 Demibold1" svg:font-family="'游明朝 Demibold'" style:font-adornments="Bold" style:font-family-generic="roman" style:font-pitch="variable"/>
    <style:font-face style:name="ＭＳ 明朝" svg:font-family="'ＭＳ 明朝'" style:font-family-generic="roman" style:font-pitch="fixed"/>
  </office:font-face-decls>
  <office:automatic-styles>
    <style:style style:name="P1" style:family="paragraph">
      <style:paragraph-properties fo:margin-top="0.101cm" fo:margin-bottom="0.101cm" fo:line-height="115%"/>
      <style:text-properties fo:font-size="36pt" style:font-name-asian="游明朝 Demibold" style:font-size-asian="36pt" style:font-size-complex="36pt"/>
    </style:style>
    <style:style style:name="P2" style:family="paragraph">
      <loext:graphic-properties draw:fill="none" draw:fill-color="#ffffff"/>
      <style:paragraph-properties fo:margin-top="0.101cm" fo:margin-bottom="0.101cm" fo:line-height="115%"/>
      <style:text-properties fo:font-size="36pt" style:font-name-asian="游明朝 Demibold" style:font-size-asian="36pt" style:font-size-complex="36pt"/>
    </style:style>
    <style:style style:name="P3" style:family="paragraph">
      <style:paragraph-properties fo:text-align="justify"/>
      <style:text-properties fo:font-size="36pt" style:font-name-asian="游明朝 Demibold1" style:font-size-asian="36pt" style:font-size-complex="36pt"/>
    </style:style>
    <style:style style:name="P4" style:family="paragraph">
      <loext:graphic-properties draw:fill="none" draw:fill-color="#ffffff"/>
      <style:paragraph-properties fo:text-align="justify"/>
      <style:text-properties fo:font-size="36pt" style:font-name-asian="游明朝 Demibold1" style:font-size-asian="36pt" style:font-size-complex="36pt"/>
    </style:style>
    <style:style style:name="T1" style:family="text">
      <style:text-properties fo:font-size="36pt" style:font-name-asian="游明朝 Demibold" style:font-size-asian="36pt" style:font-size-complex="36pt"/>
    </style:style>
    <style:style style:name="T2" style:family="text">
      <style:text-properties fo:font-size="36pt" style:font-name-asian="游明朝 Demibold1" style:font-size-asian="36pt" style:font-size-complex="36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horizontal-align="right" draw:textarea-vertical-align="justify" draw:auto-grow-height="false" draw:auto-grow-width="true" fo:min-height="4.189cm" fo:min-width="1.4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  <style:style style:name="gr2" style:family="graphic">
      <style:graphic-properties draw:stroke="none" svg:stroke-color="#000000" draw:fill="none" draw:fill-color="#ffffff" draw:textarea-horizontal-align="right" draw:textarea-vertical-align="justify" draw:auto-grow-height="false" draw:auto-grow-width="true" fo:min-height="4.994cm" fo:min-width="2.2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previewimg"/><text:s/></text:p>
      <text:p text:style-name="Standard"><draw:frame text:anchor-type="paragraph" draw:z-index="1" draw:name="テキスト枠 1" draw:style-name="gr2" draw:text-style-name="P4" svg:width="2.229cm" svg:height="4.994cm" svg:x="11.95cm" svg:y="1.789cm"><draw:text-box><text:p text:style-name="P3"><text:span text:style-name="T2">御中元</text:span></text:p></draw:text-box></draw:frame><draw:frame text:anchor-type="paragraph" draw:z-index="2" draw:name="テキスト枠 2" draw:style-name="gr1" draw:text-style-name="P2" svg:width="2.343cm" svg:height="4.19cm" svg:x="12.054cm" svg:y="10.278cm"><draw:text-box><text:p text:style-name="P1"><text:span text:style-name="T1">藤　原</text:span></text:p></draw:text-box></draw:frame><draw:frame draw:style-name="fr1" draw:name="画像1" text:anchor-type="as-char" svg:y="-14.681cm" svg:width="25.217cm" svg:height="15.3cm" draw:z-index="0"><draw:image xlink:href="Pictures/10000000000003E80000024D41151CFB1F406D66.jpg" xlink:type="simple" xlink:show="embed" xlink:actuate="onLoad" draw:mime-type="image/jpe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IZ UDP明朝 Medium" svg:font-family="'BIZ UDP明朝 Medium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游明朝 Demibold" svg:font-family="'游明朝 Demibold'" style:font-family-generic="roman" style:font-pitch="variable"/>
    <style:font-face style:name="游明朝 Demibold1" svg:font-family="'游明朝 Demibold'" style:font-adornments="Bold" style:font-family-generic="roman" style:font-pitch="variable"/>
    <style:font-face style:name="ＭＳ 明朝" svg:font-family="'ＭＳ 明朝'" style:font-family-generic="roma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14T14:46:15.153000000</meta:creation-date>
    <dc:date>2024-07-14T14:59:33.285000000</dc:date>
    <meta:editing-duration>PT1M59S</meta:editing-duration>
    <meta:editing-cycles>1</meta:editing-cycles>
    <meta:document-statistic meta:table-count="0" meta:image-count="1" meta:object-count="0" meta:page-count="1" meta:paragraph-count="2" meta:word-count="0" meta:character-count="2" meta:non-whitespace-character-count="0"/>
    <meta:generator>LibreOffice/7.3.0.3$Windows_X86_64 LibreOffice_project/0f246aa12d0eee4a0f7adcefbf7c878fc2238db3</meta:generator>
  </office:meta>
</office:document-meta>
</file>